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4.217cm"/>
    </style:style>
    <style:style style:name="co4" style:family="table-column">
      <style:table-column-properties fo:break-before="auto" style:column-width="7.214cm"/>
    </style:style>
    <style:style style:name="ro3" style:family="table-row">
      <style:table-row-properties style:row-height="0.453cm" fo:break-before="auto" style:use-optimal-row-height="true"/>
    </style:style>
    <style:style style:name="ro2" style:family="table-row">
      <style:table-row-properties style:row-height="1.21cm" fo:break-before="auto" style:use-optimal-row-height="false"/>
    </style:style>
    <style:style style:name="ro4" style:family="table-row">
      <style:table-row-properties style:row-height="3.605cm" fo:break-before="auto" style:use-optimal-row-height="true"/>
    </style:style>
    <style:style style:name="ro5" style:family="table-row">
      <style:table-row-properties style:row-height="9.13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Arial" fo:font-size="12pt" fo:language="fr" fo:country="FR" fo:font-style="italic" fo:text-shadow="none" style:text-underline-style="none" fo:font-weight="normal" style:text-underline-mode="continuous" style:text-overline-mode="continuous" style:text-line-through-mode="continuous" style:font-size-asian="12pt" style:language-asian="zh" style:country-asian="CN" style:font-style-asian="italic" style:font-weight-asian="normal" style:font-size-complex="12pt" style:language-complex="hi" style:country-complex="IN" style:font-style-complex="italic" style:font-weight-complex="normal" style:text-emphasize="none" style:font-relief="none" style:text-overline-style="none" style:text-overline-color="font-color"/>
    </style:style>
    <style:style style:name="ce4" style:family="table-cell" style:parent-style-name="Default">
      <style:text-properties style:font-name="Arial" fo:font-size="10pt" fo:font-weight="normal" style:font-size-asian="10pt" style:font-weight-asian="normal" style:font-size-complex="10pt" style:font-weight-complex="normal"/>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37">
      <style:text-properties style:font-name="Arial" fo:font-size="10pt" fo:font-weight="normal" style:font-size-asian="10pt" style:font-weight-asian="normal" style:font-size-complex="10pt" style:font-weight-complex="normal"/>
    </style:style>
    <style:style style:name="ce7" style:family="table-cell" style:parent-style-name="Default" style:data-style-name="N37"/>
  </office:automatic-styles>
  <office:body>
    <office:spreadsheet>
      <table:table table:name="Feuille1" table:style-name="ta1" table:print="false">
        <table:table-column table:style-name="co3" table:default-cell-style-name="Default"/>
        <table:table-column table:style-name="co2" table:number-columns-repeated="2" table:default-cell-style-name="Default"/>
        <table:table-column table:style-name="co4" table:default-cell-style-name="ce5"/>
        <table:table-column table:style-name="co2" table:number-columns-repeated="2" table:default-cell-style-name="Default"/>
        <table:table-column table:style-name="co2" table:default-cell-style-name="ce7"/>
        <table:table-column table:style-name="co2" table:number-columns-repeated="2" table:default-cell-style-name="Default"/>
        <table:table-column table:style-name="co2" table:default-cell-style-name="ce1"/>
        <table:table-column table:style-name="co2" table:number-columns-repeated="3" table:default-cell-style-name="Default"/>
        <table:table-column table:style-name="co2" table:number-columns-repeated="2" table:default-cell-style-name="ce1"/>
        <table:table-column table:style-name="co2" table:number-columns-repeated="1009" table:default-cell-style-name="Default"/>
        <table:table-row table:style-name="ro3">
          <table:table-cell office:value-type="string">
            <text:p>titre</text:p>
          </table:table-cell>
          <table:table-cell office:value-type="string">
            <text:p>rubrique</text:p>
          </table:table-cell>
          <table:table-cell office:value-type="string">
            <text:p>id_langue</text:p>
          </table:table-cell>
          <table:table-cell table:style-name="Default" office:value-type="string">
            <text:p>resume</text:p>
          </table:table-cell>
          <table:table-cell office:value-type="string">
            <text:p>sommaire</text:p>
          </table:table-cell>
          <table:table-cell office:value-type="string">
            <text:p>accroche</text:p>
          </table:table-cell>
          <table:table-cell table:style-name="Default" office:value-type="string">
            <text:p>date_parution</text:p>
          </table:table-cell>
          <table:table-cell office:value-type="string">
            <text:p>id_editeur</text:p>
          </table:table-cell>
          <table:table-cell office:value-type="string">
            <text:p>id_collection</text:p>
          </table:table-cell>
          <table:table-cell table:style-name="Default" office:value-type="string">
            <text:p>dimension</text:p>
          </table:table-cell>
          <table:table-cell office:value-type="string">
            <text:p>poids</text:p>
          </table:table-cell>
          <table:table-cell office:value-type="string">
            <text:p>nb_pages</text:p>
          </table:table-cell>
          <table:table-cell office:value-type="string">
            <text:p>format</text:p>
          </table:table-cell>
          <table:table-cell table:style-name="Default" office:value-type="string">
            <text:p>isbn10</text:p>
          </table:table-cell>
          <table:table-cell table:style-name="Default" office:value-type="string">
            <text:p>isbn13</text:p>
          </table:table-cell>
          <table:table-cell office:value-type="string">
            <text:p>prix</text:p>
          </table:table-cell>
          <table:table-cell office:value-type="string">
            <text:p>stock</text:p>
          </table:table-cell>
          <table:table-cell office:value-type="string">
            <text:p>image</text:p>
          </table:table-cell>
          <table:table-cell office:value-type="string">
            <text:p>edition</text:p>
          </table:table-cell>
          <table:table-cell table:number-columns-repeated="1005"/>
        </table:table-row>
        <table:table-row table:style-name="ro2">
          <table:table-cell table:style-name="ce1" office:value-type="string">
            <text:p>Programmez en orienté objet en PHP</text:p>
          </table:table-cell>
          <table:table-cell table:style-name="ce4" office:value-type="string">
            <text:p>informatique</text:p>
          </table:table-cell>
          <table:table-cell table:style-name="ce4" office:value-type="float" office:value="1">
            <text:p>1</text:p>
          </table:table-cell>
          <table:table-cell table:style-name="ce4" office:value-type="string">
            <text:p>Vous codez en PHP et vous voulez découvrir ou approfondir vos connaissances en orienté objet ? Ce livre est fait pour vous ! Il vous permettra de découvrir une nouvelle façon de concevoir vos projets, pour une maintenance et une distribution de votre code plus faciles !</text:p>
            <text:p/>
            <text:p>23 chapitres de difficulté progressive</text:p>
            <text:p>Des TP réguliers pour vous entrainer</text:p>
            <text:p>Vous débutez en PHP Objet ?</text:p>
            <text:p>Le seul prérequis est de maitriser le PHP</text:p>
            <text:p>De nombreuses images pour vous guider pas à pas</text:p>
            <text:p>Une pédagogie pensée pour ne perdre aucun lecteur</text:p>
            <text:p>L'orienté objet en PHP pas à pas</text:p>
            <text:p>Découvrez les avantages de l'orienté objet en PHP</text:p>
            <text:p>Créez des classes et manipulez vos premiers objets</text:p>
            <text:p>Définissez l'héritage de vos classes</text:p>
            <text:p>Imposez un comportement à vos objets grâce aux interfaces</text:p>
            <text:p>Protégez l'intégrité de vos objets avec l'encapsulation</text:p>
            <text:p>Gérez les erreurs facilement en créant vos exceptions</text:p>
            <text:p>Découvrez une nouvelle façon de concevoir vos projets avec l'UML</text:p>
            <text:p>Pratiquez grâce aux TP : concevez un petit jeu de combat en ligne, réalisez un site web de A à Z</text:p>
            <text:p>À qui ce livre est-il destiné ?</text:p>
            <text:p>Aux passionnés qui veulent approfondir leurs connaissances en informatique</text:p>
            <text:p>Aux étudiants dans le domaine des nouvelles technologies qui recherchent un support de cours</text:p>
            <text:p>À toutes les personnes qui ont besoin de se former à la programmation orientée objet</text:p>
          </table:table-cell>
          <table:table-cell table:style-name="ce4" table:number-columns-repeated="2"/>
          <table:table-cell table:style-name="ce6" office:value-type="date" office:date-value="207-01-19">
            <text:p>18/01/07</text:p>
          </table:table-cell>
          <table:table-cell table:style-name="ce4" office:value-type="float" office:value="2">
            <text:p>2</text:p>
          </table:table-cell>
          <table:table-cell table:style-name="ce4"/>
          <table:table-cell office:value-type="string">
            <text:p>24 x 2,9 x 17 cm </text:p>
          </table:table-cell>
          <table:table-cell table:style-name="ce4" office:value-type="float" office:value="700">
            <text:p>700</text:p>
          </table:table-cell>
          <table:table-cell table:style-name="ce4" office:value-type="float" office:value="300">
            <text:p>300</text:p>
          </table:table-cell>
          <table:table-cell table:style-name="ce4" office:value-type="string">
            <text:p>broché</text:p>
          </table:table-cell>
          <table:table-cell office:value-type="float" office:value="2212144725">
            <text:p>2212144725</text:p>
          </table:table-cell>
          <table:table-cell office:value-type="string">
            <text:p>978-2212144727 </text:p>
          </table:table-cell>
          <table:table-cell table:style-name="ce4" office:value-type="float" office:value="29.9">
            <text:p>29,9</text:p>
          </table:table-cell>
          <table:table-cell table:style-name="ce4" office:value-type="float" office:value="5">
            <text:p>5</text:p>
          </table:table-cell>
          <table:table-cell table:style-name="ce4"/>
          <table:table-cell table:style-name="ce4" office:value-type="float" office:value="2">
            <text:p>2</text:p>
          </table:table-cell>
          <table:table-cell table:style-name="ce4" table:number-columns-repeated="1005"/>
        </table:table-row>
        <table:table-row table:style-name="ro2">
          <table:table-cell table:style-name="ce1" office:value-type="string">
            <text:p>Administrez vos bases de données avec MySQL</text:p>
          </table:table-cell>
          <table:table-cell table:style-name="ce4" office:value-type="string">
            <text:p>informatique</text:p>
          </table:table-cell>
          <table:table-cell table:style-name="ce4" office:value-type="float" office:value="1">
            <text:p>1</text:p>
          </table:table-cell>
          <table:table-cell table:style-name="ce4" office:value-type="string">
            <text:p>Présentation de l'éditeur</text:p>
            <text:p>Vous avez de nombreuses données à traiter et vous désirez les organiser avec un outil adapté ?</text:p>
            <text:p/>
            <text:p>Cet ouvrage conçu pour les débutants vous apprendra à manipuler vos données, depuis la création d'une table jusqu'à la gestion des utilisateurs. Tout cela avec MySQL, le système de gestion de bases de données le plus répandu au monde !</text:p>
            <text:p/>
            <text:p>Un cours pensé pour les débutants</text:p>
            <text:p>Le seul pré-requis est de savoir allumer son ordinateur</text:p>
            <text:p>Des exemples clairs et une pédagogie adaptée aux débutants</text:p>
            <text:p>Aucune connaissance du SQL n est requise</text:p>
            <text:p>Manipulez vos données en toute facilité !</text:p>
            <text:p>Qu'est-ce qu'une base de données ?</text:p>
            <text:p>Quel système choisir ? Pourquoi MySQL ?</text:p>
            <text:p>Installez MySQL et créez votre première base de données</text:p>
            <text:p>Initiez-vous au langage SQL et découvrez les différents types de données</text:p>
            <text:p>Apprenez à manipuler les tables avec les requêtes et les jointures</text:p>
            <text:p>Pratiquez grâce aux TP : créez la BDD d une animalerie, gérez votre bibliothèque, concevez un répertoire clients...</text:p>
            <text:p>Exploitez vos données avec les calculs statistiques et les fonctions d'agrégation</text:p>
            <text:p>Sécurisez vos données et gérez les utilisateurs des tables</text:p>
            <text:p>À qui ce livre est-il destiné ?</text:p>
            <text:p>Aux passionnés qui veulent approfondir leurs connaissances en informatique</text:p>
            <text:p>Aux étudiants dans le domaine des nouvelles technologies qui recherchent un support de cours</text:p>
            <text:p>À toutes les personnes qui ont besoin de se former ou de se convertir à la gestion de données</text:p>
          </table:table-cell>
          <table:table-cell table:style-name="ce4" table:number-columns-repeated="2"/>
          <table:table-cell table:style-name="ce6" office:value-type="date" office:date-value="2014-07-18">
            <text:p>18/07/14</text:p>
          </table:table-cell>
          <table:table-cell table:style-name="ce4" office:value-type="float" office:value="2">
            <text:p>2</text:p>
          </table:table-cell>
          <table:table-cell table:style-name="ce4"/>
          <table:table-cell office:value-type="string">
            <text:p>24 x 2,9 x 17 cm </text:p>
          </table:table-cell>
          <table:table-cell table:style-name="ce4" office:value-type="float" office:value="700">
            <text:p>700</text:p>
          </table:table-cell>
          <table:table-cell table:style-name="ce4" office:value-type="float" office:value="544">
            <text:p>544</text:p>
          </table:table-cell>
          <table:table-cell table:style-name="ce4" office:value-type="string">
            <text:p>broché</text:p>
          </table:table-cell>
          <table:table-cell/>
          <table:table-cell office:value-type="string">
            <text:p>979-1090085671 </text:p>
          </table:table-cell>
          <table:table-cell table:style-name="ce4" office:value-type="float" office:value="24.9">
            <text:p>24,9</text:p>
          </table:table-cell>
          <table:table-cell table:style-name="ce4" office:value-type="float" office:value="3">
            <text:p>3</text:p>
          </table:table-cell>
          <table:table-cell table:style-name="ce4"/>
          <table:table-cell table:style-name="ce4" office:value-type="float" office:value="3">
            <text:p>3</text:p>
          </table:table-cell>
          <table:table-cell table:style-name="ce4" table:number-columns-repeated="1005"/>
        </table:table-row>
        <table:table-row table:style-name="ro4">
          <table:table-cell table:style-name="ce2" office:value-type="string">
            <text:p>Principia Mathematica</text:p>
          </table:table-cell>
          <table:table-cell office:value-type="string">
            <text:p>mathematique</text:p>
          </table:table-cell>
          <table:table-cell office:value-type="float" office:value="2">
            <text:p>2</text:p>
          </table:table-cell>
          <table:table-cell office:value-type="string">
            <text:p>Les Principia Mathematica sont une œuvre en trois volumes d'Alfred North Whitehead et Bertrand Russell, publiés à compte d'auteurn 1 en 1910-1913. Cette œuvre a pour sujet les fondements des mathématiques. Avec en particulier l'idéographie de Gottlob Frege, c'est un ouvrage fondamental, dans la mesure où il participe de façon décisive à la naissance de la logique moderne.</text:p>
          </table:table-cell>
          <table:table-cell/>
          <table:table-cell office:value-type="string">
            <text:p>Les fondements des mathématiques par Russel et Whitehead, un ouvrage fondateur de la logique moderne</text:p>
          </table:table-cell>
          <table:table-cell office:value-type="date" office:date-value="1910-01-01">
            <text:p>01/01/10</text:p>
          </table:table-cell>
          <table:table-cell office:value-type="float" office:value="1">
            <text:p>1</text:p>
          </table:table-cell>
          <table:table-cell/>
          <table:table-cell office:value-type="string">
            <text:p>24 x 2,9 x 17 cm </text:p>
          </table:table-cell>
          <table:table-cell office:value-type="float" office:value="400">
            <text:p>400</text:p>
          </table:table-cell>
          <table:table-cell office:value-type="float" office:value="350">
            <text:p>350</text:p>
          </table:table-cell>
          <table:table-cell office:value-type="string">
            <text:p>relié</text:p>
          </table:table-cell>
          <table:table-cell office:value-type="float" office:value="1214422725">
            <text:p>1214422725</text:p>
          </table:table-cell>
          <table:table-cell office:value-type="string">
            <text:p>987-1090085222 </text:p>
          </table:table-cell>
          <table:table-cell office:value-type="float" office:value="38">
            <text:p>38</text:p>
          </table:table-cell>
          <table:table-cell office:value-type="float" office:value="2">
            <text:p>2</text:p>
          </table:table-cell>
          <table:table-cell/>
          <table:table-cell office:value-type="float" office:value="8">
            <text:p>8</text:p>
          </table:table-cell>
          <table:table-cell table:number-columns-repeated="1005"/>
        </table:table-row>
        <table:table-row table:style-name="ro4">
          <table:table-cell office:value-type="string">
            <text:p>Formulaire de Mathématiques</text:p>
          </table:table-cell>
          <table:table-cell office:value-type="string">
            <text:p>mathematique</text:p>
          </table:table-cell>
          <table:table-cell office:value-type="float" office:value="1">
            <text:p>1</text:p>
          </table:table-cell>
          <table:table-cell office:value-type="string">
            <text:p>Le formulaire de mathématiques est une œuvre dirigée par <text:a xlink:href="https://fr.wikipedia.org/wiki/Giuseppe_Peano">Giuseppe Peano</text:a>, et rédigée par celui-ci et ses collaborateurs, parmi ceux-ci <text:a xlink:href="https://fr.wikipedia.org/w/index.php?title=Giovanni_Vailati&amp;action=edit&amp;redlink=1">Giovanni Vailati</text:a> <text:a xlink:href="https://en.wikipedia.org/wiki/Giovanni_Vailati">(en)</text:a>, <text:a xlink:href="https://fr.wikipedia.org/w/index.php?title=Mario_Pieri&amp;action=edit&amp;redlink=1">Mario Pieri</text:a> <text:a xlink:href="https://en.wikipedia.org/wiki/Mario_Pieri">(en)</text:a>, <text:a xlink:href="https://fr.wikipedia.org/wiki/Alessandro_Padoa">Alessandro Padoa</text:a>, <text:a xlink:href="https://fr.wikipedia.org/wiki/Giovanni_Vacca">Giovanni Vacca</text:a>, <text:a xlink:href="https://fr.wikipedia.org/wiki/Gino_Fano">Gino Fano</text:a>, <text:a xlink:href="https://fr.wikipedia.org/wiki/Cesare_Burali-Forti">Cesare Burali-Forti</text:a>, etc. Elle vise à exprimer de façon organisée les principales théories mathématiques dans la langue symbolique introduite par Peano à partir de 1888. </text:p>
          </table:table-cell>
          <table:table-cell table:number-columns-repeated="2"/>
          <table:table-cell office:value-type="date" office:date-value="1908-01-01">
            <text:p>01/01/08</text:p>
          </table:table-cell>
          <table:table-cell office:value-type="float" office:value="2">
            <text:p>2</text:p>
          </table:table-cell>
          <table:table-cell/>
          <table:table-cell office:value-type="string">
            <text:p>24 x 2,9 x 17 cm </text:p>
          </table:table-cell>
          <table:table-cell office:value-type="float" office:value="550">
            <text:p>550</text:p>
          </table:table-cell>
          <table:table-cell office:value-type="float" office:value="412">
            <text:p>412</text:p>
          </table:table-cell>
          <table:table-cell office:value-type="string">
            <text:p>relié</text:p>
          </table:table-cell>
          <table:table-cell office:value-type="float" office:value="7252212144">
            <text:p>7252212144</text:p>
          </table:table-cell>
          <table:table-cell office:value-type="string">
            <text:p>849-1010035671 </text:p>
          </table:table-cell>
          <table:table-cell office:value-type="float" office:value="43.9">
            <text:p>43,9</text:p>
          </table:table-cell>
          <table:table-cell office:value-type="float" office:value="1">
            <text:p>1</text:p>
          </table:table-cell>
          <table:table-cell/>
          <table:table-cell office:value-type="float" office:value="6">
            <text:p>6</text:p>
          </table:table-cell>
          <table:table-cell table:number-columns-repeated="1005"/>
        </table:table-row>
        <table:table-row table:style-name="ro5">
          <table:table-cell table:style-name="ce3" office:value-type="string">
            <text:p>Les limites de la connaissance</text:p>
          </table:table-cell>
          <table:table-cell office:value-type="string">
            <text:p>mathematique</text:p>
          </table:table-cell>
          <table:table-cell office:value-type="float" office:value="1">
            <text:p>1</text:p>
          </table:table-cell>
          <table:table-cell office:value-type="string">
            <text:p>La science nous permettra-t-elle un jour de tout savoir ? Ne rêve-t-elle pas d’une formule qui explique tout ? N’y aurait-il donc rien qui entrave sa marche triomphale ? Le monde deviendra-t-il transparent à l’intelligence humaine ? Tout mystère pourra-t-il être à jamais dissipé ? Hervé Zwirn pense qu’il n’en est rien. La science, en même temps qu’elle progresse à pas de géants, marque elle-même ses limites. C’est ce que montre la découverte des propositions indécidables qui ont suivi le théorème de Gödel. Ou celle des propriétés surprenantes du chaos déterministe. Ou encore les paradoxes de la théorie quantique qui ont opposé Einstein et Bohr et mettent en cause toute notre manière de penser. L’analyse de ces limites que la science découvre à sa propre connaissance conduit l’auteur à poser cette question, la plus profonde : qu’est-ce que le réel ? Hervé Zwirn, polytechnicien, docteur en physique théorique, est chercheur associé à l’Institut d’histoire et de philosophie des sciences et des techniques de Paris-I. </text:p>
          </table:table-cell>
          <table:table-cell table:number-columns-repeated="2"/>
          <table:table-cell office:value-type="date" office:date-value="2003-10-05">
            <text:p>05/10/03</text:p>
          </table:table-cell>
          <table:table-cell office:value-type="float" office:value="3">
            <text:p>3</text:p>
          </table:table-cell>
          <table:table-cell/>
          <table:table-cell office:value-type="string">
            <text:p>24 x 2,9 x 17 cm </text:p>
          </table:table-cell>
          <table:table-cell office:value-type="float" office:value="500">
            <text:p>500</text:p>
          </table:table-cell>
          <table:table-cell office:value-type="float" office:value="524">
            <text:p>524</text:p>
          </table:table-cell>
          <table:table-cell office:value-type="string">
            <text:p>broché</text:p>
          </table:table-cell>
          <table:table-cell office:value-type="float" office:value="2121424725">
            <text:p>2121424725</text:p>
          </table:table-cell>
          <table:table-cell office:value-type="string">
            <text:p>597-1090843271 </text:p>
          </table:table-cell>
          <table:table-cell office:value-type="float" office:value="32.9">
            <text:p>32,9</text:p>
          </table:table-cell>
          <table:table-cell office:value-type="float" office:value="3">
            <text:p>3</text:p>
          </table:table-cell>
          <table:table-cell/>
          <table:table-cell office:value-type="float" office:value="3">
            <text:p>3</text:p>
          </table:table-cell>
          <table:table-cell table:number-columns-repeated="1005"/>
        </table:table-row>
      </table:table>
      <table:table table:name="Feuille2" table:style-name="ta1" table:print="false">
        <table:table-column table:style-name="co2" table:default-cell-style-name="Default"/>
        <table:table-row table:style-name="ro3">
          <table:table-cell/>
        </table:table-row>
      </table:table>
      <table:table table:name="Feuille3" table:style-name="ta1" table:print="false">
        <table:table-column table:style-name="co2"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30/11/2016</text:date>, <text:time>15:38: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09:14:18.09</meta:creation-date>
    <dc:date>2016-11-30T15:38:43.42</dc:date>
    <meta:editing-duration>PT44M1S</meta:editing-duration>
    <meta:editing-cycles>4</meta:editing-cycles>
    <meta:generator>OpenOffice.org/3.4.1$Win32 OpenOffice.org_project/341m1$Build-9593</meta:generator>
    <meta:document-statistic meta:table-count="3" meta:cell-count="94" meta:object-count="0"/>
  </office:meta>
</office:document-meta>
</file>